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Block_20_Code">
      <style:text-properties officeooo:rsid="0007050a" officeooo:paragraph-rsid="0007050a"/>
    </style:style>
    <style:style style:name="P2" style:family="paragraph" style:parent-style-name="Block_20_Code">
      <style:text-properties officeooo:rsid="0008c58e" officeooo:paragraph-rsid="0008c58e"/>
    </style:style>
    <style:style style:name="P3" style:family="paragraph" style:parent-style-name="Block_20_Code">
      <style:text-properties officeooo:paragraph-rsid="0008c58e"/>
    </style:style>
    <style:style style:name="P4" style:family="paragraph" style:parent-style-name="Block_20_Code">
      <style:text-properties fo:color="#999999" officeooo:rsid="0008c58e" officeooo:paragraph-rsid="0008c58e"/>
    </style:style>
    <style:style style:name="P5" style:family="paragraph" style:parent-style-name="Header">
      <style:text-properties officeooo:rsid="0005f792" officeooo:paragraph-rsid="0005f792"/>
    </style:style>
    <style:style style:name="P6" style:family="paragraph" style:parent-style-name="Heading_20_2">
      <style:text-properties officeooo:rsid="0005f792" officeooo:paragraph-rsid="0005f792"/>
    </style:style>
    <style:style style:name="P7" style:family="paragraph" style:parent-style-name="Heading_20_3">
      <style:text-properties officeooo:paragraph-rsid="0005f792"/>
    </style:style>
    <style:style style:name="P8" style:family="paragraph" style:parent-style-name="Subtitle">
      <style:text-properties officeooo:paragraph-rsid="0005f792"/>
    </style:style>
    <style:style style:name="P9" style:family="paragraph" style:parent-style-name="Text_20_body">
      <style:text-properties officeooo:rsid="0005f792" officeooo:paragraph-rsid="0005f792"/>
    </style:style>
    <style:style style:name="P10" style:family="paragraph" style:parent-style-name="Text_20_body">
      <style:text-properties officeooo:paragraph-rsid="0005f792"/>
    </style:style>
    <style:style style:name="P11" style:family="paragraph" style:parent-style-name="Text_20_body">
      <style:text-properties officeooo:rsid="0008c58e" officeooo:paragraph-rsid="0008c58e"/>
    </style:style>
    <style:style style:name="P12" style:family="paragraph" style:parent-style-name="Title">
      <style:text-properties officeooo:rsid="0005f792" officeooo:paragraph-rsid="0005f792"/>
    </style:style>
    <style:style style:name="T1" style:family="text">
      <style:text-properties officeooo:rsid="0005f7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f792" style:font-style-asian="normal" style:font-weight-asian="normal" style:font-style-complex="normal" style:font-weight-complex="normal"/>
    </style:style>
    <style:style style:name="T7" style:family="text">
      <style:text-properties style:font-name="Consolas" fo:font-style="normal" fo:font-weight="normal" officeooo:rsid="0005f792" style:font-style-asian="normal" style:font-weight-asian="normal" style:font-style-complex="normal" style:font-weight-complex="normal"/>
    </style:style>
    <style:style style:name="T8" style:family="text">
      <style:text-properties style:font-name="Liberation Sans" fo:font-size="18pt" officeooo:rsid="0005f792" style:font-name-asian="Source Han Sans CN Regular" style:font-size-asian="18pt" style:font-name-complex="Lohit Devanagari" style:font-size-complex="18pt"/>
    </style:style>
    <style:style style:name="T9" style:family="text">
      <style:text-properties officeooo:rsid="0008c58e"/>
    </style:style>
    <style:style style:name="T10" style:family="text">
      <style:text-properties fo:color="#81d41a"/>
    </style:style>
    <style:style style:name="T11" style:family="text">
      <style:text-properties fo:color="#81d41a" officeooo:rsid="0008c58e"/>
    </style:style>
    <style:style style:name="T12" style:family="text">
      <style:text-properties fo:color="#e8f2a1"/>
    </style:style>
    <style:style style:name="T13" style:family="text">
      <style:text-properties fo:color="#3faf46"/>
    </style:style>
    <style:style style:name="T14" style:family="text">
      <style:text-properties fo:color="#127622"/>
    </style:style>
    <style:style style:name="T15" style:family="text">
      <style:text-properties fo:color="#2a6099"/>
    </style:style>
    <style:style style:name="T16" style:family="text">
      <style:text-properties fo:color="#00a933"/>
    </style:style>
    <style:style style:name="T17" style:family="text">
      <style:text-properties fo:color="#729fcf"/>
    </style:style>
    <style:style style:name="T18" style:family="text">
      <style:text-properties fo:color="#729fcf" officeooo:rsid="0008c58e"/>
    </style:style>
    <style:style style:name="T19" style:family="text">
      <style:text-properties fo:color="#53e7ef"/>
    </style:style>
    <style:style style:name="T20" style:family="text">
      <style:text-properties fo:color="#459296"/>
    </style:style>
    <style:style style:name="T21" style:family="text">
      <style:text-properties fo:color="#eeeeee"/>
    </style:style>
    <style:style style:name="T22" style:family="text">
      <style:text-properties fo:color="#dddddd"/>
    </style:style>
    <style:style style:name="T23" style:family="text">
      <style:text-properties fo:color="#dddddd" officeooo:rsid="0008c58e"/>
    </style:style>
    <style:style style:name="T24" style:family="text">
      <style:text-properties fo:color="#b4c7dc"/>
    </style:style>
    <style:style style:name="T25" style:family="text">
      <style:text-properties fo:color="#dee6ef"/>
    </style:style>
    <style:style style:name="T26" style:family="text">
      <style:text-properties fo:color="#b7b3ca" officeooo:rsid="0008c5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rkdown Cheatsheet</text:p>
      <text:p text:style-name="P8"><text:span text:style-name="T1">In the Git</text:span><text:span text:style-name="T8">H</text:span><text:span text:style-name="T1">ub way</text:span></text:p>
      <text:h text:style-name="Heading_20_1" text:outline-level="1"># <text:span text:style-name="T1">Header &lt;h1&gt;</text:span></text:h>
      <text:h text:style-name="P6" text:outline-level="2">## Header &lt;h2&gt;</text:h>
      <text:h text:style-name="P7" text:outline-level="3"><text:span text:style-name="T1">### Header &lt;h3&gt;</text:span></text:h>
      <text:p text:style-name="P9">*<text:span text:style-name="T2">Italic text</text:span><text:span text:style-name="T3">*</text:span></text:p>
      <text:p text:style-name="P9"><text:span text:style-name="T3">**</text:span><text:span text:style-name="T4">Bold text</text:span><text:span text:style-name="T5">**</text:span></text:p>
      <text:p text:style-name="P9"><text:span text:style-name="T5">* Unordered list</text:span></text:p>
      <text:p text:style-name="P10"><text:span text:style-name="T6"><text:s text:c="2"/>* Indented </text:span><text:span text:style-name="T7">u</text:span><text:span text:style-name="T6">nordered list</text:span></text:p>
      <text:p text:style-name="P9"><text:span text:style-name="T5">1. Ordered list</text:span></text:p>
      <text:p text:style-name="P9"><text:span text:style-name="T5">2. Element</text:span></text:p>
      <text:p text:style-name="P9"><text:span text:style-name="T5"><text:s text:c="3"/>1. Indented elements</text:span></text:p>
      <text:p text:style-name="P9"><text:span text:style-name="T5">![Text description](Image link)</text:span></text:p>
      <text:p text:style-name="P9"><text:span text:style-name="T5">[Link Text](Link Address)</text:span></text:p>
      <text:p text:style-name="P9"><text:span text:style-name="T5">&gt; Blockquotes</text:span></text:p>
      <text:p text:style-name="inlineCode">`Inline Code block`</text:p>
      <text:p text:style-name="Block_20_Code">```</text:p>
      <text:p text:style-name="P1">Code Block</text:p>
      <text:p text:style-name="Block_20_Code">```</text:p>
      <text:p text:style-name="Standard"/>
      <text:p text:style-name="P2">```js</text:p>
      <text:p text:style-name="P4">// Code Block with code Highlighting</text:p>
      <text:p text:style-name="P3"><text:span text:style-name="T11">function</text:span><text:span text:style-name="T9"> </text:span><text:span text:style-name="T18">a</text:span>() {<text:span text:style-name="T9"><text:line-break/> <text:s/></text:span><text:span text:style-name="T11">let</text:span><text:span text:style-name="T9"> </text:span>a = <text:span text:style-name="T26">12</text:span>;<text:line-break/>}</text:p>
      <text:p text:style-name="P2">```</text:p>
      <text:p text:style-name="P11">- [x] Task list</text:p>
      <text:p text:style-name="P11">- [x] Completed task</text:p>
      <text:p text:style-name="P11">- [ ] Incomplete tas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olas" fo:font-family="Consolas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lineCode" style:family="paragraph" style:parent-style-name="Standard">
      <style:paragraph-properties fo:padding="0.049cm" fo:border="none" style:join-border="false"/>
      <style:text-properties fo:background-color="#b2b2b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lock_20_Code" style:display-name="Block Code" style:family="paragraph" style:parent-style-name="Standard">
      <loext:graphic-properties draw:fill="solid" draw:fill-color="#666666"/>
      <style:paragraph-properties fo:background-color="#666666" fo:padding="0.049cm" fo:border="0.51pt solid #999999"/>
      <style:text-properties fo:color="#dddd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f792" officeooo:paragraph-rsid="0005f7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veSchach<text:tab/><text:tab/>Markdown Cheat Sheet</text:p>
      </style:header>
      <style:footer>
        <text:p text:style-name="MP1">LiveSchach<text:tab/><text:tab/>Markdown Cheat Sheet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5:45:27.972000000</meta:creation-date>
    <dc:title>Default</dc:title>
    <meta:editing-cycles>3</meta:editing-cycles>
    <meta:generator>LibreOffice/6.4.2.2$Windows_X86_64 LibreOffice_project/4e471d8c02c9c90f512f7f9ead8875b57fcb1ec3</meta:generator>
    <meta:editing-duration>PT10M19S</meta:editing-duration>
    <dc:date>2020-11-24T16:09:36.415000000</dc:date>
    <meta:document-statistic meta:table-count="0" meta:image-count="0" meta:object-count="0" meta:page-count="1" meta:paragraph-count="28" meta:word-count="86" meta:character-count="493" meta:non-whitespace-character-count="426"/>
    <meta:template xlink:type="simple" xlink:actuate="onRequest" xlink:title="Default" xlink:href="../../../../Program%20Files/LibreOffice/share/template/common/styles/Default.ott" meta:date="2020-11-24T15:45:27.116000000"/>
  </office:meta>
</office:document-meta>
</file>